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usão, Colisão e Gravidade em Kilonovas</text:h>
      <text:p text:style-name="Text_20_body">Aqui o <text:span text:style-name="T1">Yluthoor</text:span> encontra sua força:</text:p>
      <text:list text:style-name="L1">
        <text:list-item>
          <text:p text:style-name="P1"><text:span text:style-name="T1">Barreira de Coulomb:</text:span> Em estrelas de nêutrons, a pressão degenerada e a gravidade extrema já "venceram" a repulsão eletromagnética há muito tempo, esmagando prótons e elétrons em nêutrons.</text:p>
        </text:list-item>
        <text:list-item>
          <text:p text:style-name="P1"><text:span text:style-name="T1">Implicação Gravitacional:</text:span> Na colisão de Kilonovas, a gravidade não é apenas uma força de atração; ela determina a dinâmica da <text:span text:style-name="T1">densidade informacional</text:span>. A colisão é o esmagamento final onde a massividade determina se o resultado será uma estrela de nêutrons hipermassiva ou um buraco negr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6T20:30:56.132448300</meta:creation-date>
    <dc:date>2025-12-26T20:31:35.578584100</dc:date>
    <meta:editing-duration>PT39S</meta:editing-duration>
    <meta:editing-cycles>1</meta:editing-cycles>
    <meta:document-statistic meta:table-count="0" meta:image-count="0" meta:object-count="0" meta:page-count="1" meta:paragraph-count="4" meta:word-count="87" meta:character-count="551" meta:non-whitespace-character-count="470"/>
    <meta:generator>LibreOffice/25.8.3.2$Windows_X86_64 LibreOffice_project/8ca8d55c161d602844f5428fa4b58097424e324e</meta:generator>
  </office:meta>
</office:document-meta>
</file>